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1" svg:font-family="Arial"/>
    <style:font-face style:name="Courier" svg:font-family="Courier"/>
    <style:font-face style:name="Courier New" svg:font-family="'Courier New'"/>
    <style:font-face style:name="Times New Roman1" svg:font-family="'Times New Roman'"/>
    <style:font-face style:name="Times New Roman2" svg:font-family="'Times New Roman', 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margin-top="0in" fo:margin-bottom="0in" fo:text-align="start" style:justify-single-word="false" fo:text-indent="0in" style:auto-text-indent="false"/>
    </style:style>
    <style:style style:name="P2" style:family="paragraph" style:parent-style-name="Standard">
      <style:paragraph-properties fo:margin-left="0in" fo:margin-right="0in" fo:margin-top="0in" fo:margin-bottom="0in" fo:text-align="justify" style:justify-single-word="false" fo:text-indent="0in" style:auto-text-indent="false"/>
    </style:style>
    <style:style style:name="P3" style:family="paragraph" style:parent-style-name="Img">
      <style:paragraph-properties fo:margin-left="0in" fo:margin-right="0in" fo:margin-top="0in" fo:margin-bottom="0in" fo:text-align="start" style:justify-single-word="false" fo:text-indent="0in" style:auto-text-indent="false"/>
    </style:style>
    <style:style style:name="P4" style:family="paragraph" style:parent-style-name="Ol">
      <style:paragraph-properties fo:margin-left="0in" fo:margin-right="0in" fo:margin-top="0in" fo:margin-bottom="0in" fo:text-align="start" style:justify-single-word="false" fo:text-indent="0in" style:auto-text-indent="false"/>
    </style:style>
    <style:style style:name="P5" style:family="paragraph" style:parent-style-name="Standard">
      <style:paragraph-properties fo:margin-left="0in" fo:margin-right="0in" fo:margin-top="0in" fo:margin-bottom="0.1945in" fo:text-align="justify" style:justify-single-word="false" fo:text-indent="0in" style:auto-text-indent="false"/>
    </style:style>
    <style:style style:name="P6" style:family="paragraph" style:parent-style-name="Standard">
      <style:paragraph-properties fo:margin-top="0in" fo:margin-bottom="0.1945in" fo:text-align="start" style:justify-single-word="false"/>
    </style:style>
    <style:style style:name="P7" style:family="paragraph" style:parent-style-name="Ol">
      <style:paragraph-properties fo:margin-top="0in" fo:margin-bottom="0.1945in" fo:text-align="start" style:justify-single-word="false"/>
    </style:style>
    <style:style style:name="P8" style:family="paragraph" style:parent-style-name="Img">
      <style:paragraph-properties fo:margin-top="0in" fo:margin-bottom="0.1945in" fo:text-align="start" style:justify-single-word="false"/>
    </style:style>
    <style:style style:name="P9" style:family="paragraph" style:parent-style-name="Standard">
      <style:paragraph-properties fo:margin-top="0in" fo:margin-bottom="0in" fo:text-align="start" style:justify-single-word="false"/>
    </style:style>
    <style:style style:name="P10" style:family="paragraph" style:parent-style-name="Standard">
      <style:paragraph-properties fo:margin-left="0.9799in" fo:margin-right="0in" fo:margin-top="0in" fo:margin-bottom="0.1945in" fo:text-align="start" style:justify-single-word="false" fo:text-indent="0in" style:auto-text-indent="false"/>
    </style:style>
    <style:style style:name="P11" style:family="paragraph" style:parent-style-name="Heading_20_3">
      <style:paragraph-properties fo:margin-left="0in" fo:margin-right="0in" fo:margin-top="0.1665in" fo:margin-bottom="0.0835in" fo:text-align="start" style:justify-single-word="false" fo:text-indent="0in" style:auto-text-indent="false"/>
    </style:style>
    <style:style style:name="P12" style:family="paragraph" style:parent-style-name="Standard">
      <style:paragraph-properties fo:margin-left="0in" fo:margin-right="0in" fo:margin-top="0in" fo:margin-bottom="0in" fo:text-align="start" style:justify-single-word="false" fo:text-indent="0in" style:auto-text-indent="false"/>
    </style:style>
    <style:style style:name="P13" style:family="paragraph" style:parent-style-name="Ol" style:list-style-name="LS2">
      <style:paragraph-properties fo:margin-top="0in" fo:margin-bottom="0in" fo:text-align="start" style:justify-single-word="false"/>
    </style:style>
    <style:style style:name="P14" style:family="paragraph" style:parent-style-name="Li" style:list-style-name="LS4">
      <style:paragraph-properties fo:margin-top="0in" fo:margin-bottom="0in" fo:text-align="start" style:justify-single-word="false"/>
    </style:style>
    <style:style style:name="P15" style:family="paragraph" style:parent-style-name="Li" style:list-style-name="LS5">
      <style:paragraph-properties fo:margin-top="0in" fo:margin-bottom="0in" fo:text-align="start" style:justify-single-word="false"/>
    </style:style>
    <style:style style:name="P16" style:family="paragraph" style:parent-style-name="Li" style:list-style-name="LS6">
      <style:paragraph-properties fo:margin-top="0in" fo:margin-bottom="0in" fo:text-align="justify" style:justify-single-word="false"/>
    </style:style>
    <style:style style:name="P17" style:family="paragraph" style:parent-style-name="Li" style:list-style-name="LS7">
      <style:paragraph-properties fo:margin-top="0in" fo:margin-bottom="0in" fo:text-align="justify" style:justify-single-word="false"/>
    </style:style>
    <style:style style:name="P18" style:family="paragraph" style:parent-style-name="Li" style:list-style-name="LS5">
      <style:paragraph-properties fo:margin-top="0in" fo:margin-bottom="0.1945in" fo:text-align="start" style:justify-single-word="false"/>
    </style:style>
    <style:style style:name="P19" style:family="paragraph" style:parent-style-name="Li" style:list-style-name="LS6">
      <style:paragraph-properties fo:margin-top="0in" fo:margin-bottom="0.1945in" fo:text-align="justify" style:justify-single-word="false"/>
    </style:style>
    <style:style style:name="P20" style:family="paragraph" style:parent-style-name="Li" style:list-style-name="LS7">
      <style:paragraph-properties fo:margin-top="0in" fo:margin-bottom="0.1945in" fo:text-align="justify" style:justify-single-word="false"/>
    </style:style>
    <style:style style:name="P21" style:family="paragraph" style:parent-style-name="Heading_20_1">
      <style:paragraph-properties fo:margin-left="0in" fo:margin-right="0in" fo:margin-top="0.1665in" fo:margin-bottom="0in" fo:text-align="start" style:justify-single-word="false" fo:text-indent="0in" style:auto-text-indent="false"/>
    </style:style>
    <style:style style:name="P22" style:family="paragraph" style:parent-style-name="Heading_20_1">
      <style:paragraph-properties fo:margin-left="0in" fo:margin-right="0in" fo:margin-top="0.1665in" fo:margin-bottom="0.0835in" fo:text-align="start" style:justify-single-word="false" fo:text-indent="0in" style:auto-text-indent="false"/>
    </style:style>
    <style:style style:name="P23" style:family="paragraph" style:parent-style-name="Heading_20_2">
      <style:paragraph-properties fo:margin-left="0in" fo:margin-right="0in" fo:margin-top="0.1665in" fo:margin-bottom="0in" fo:text-align="start" style:justify-single-word="false" fo:text-indent="0in" style:auto-text-indent="false"/>
    </style:style>
    <style:style style:name="P24" style:family="paragraph" style:parent-style-name="Heading_20_2">
      <style:paragraph-properties fo:margin-left="0in" fo:margin-right="0in" fo:margin-top="0.1665in" fo:margin-bottom="0.0835in" fo:text-align="start" style:justify-single-word="false" fo:text-indent="0in" style:auto-text-indent="false"/>
    </style:style>
    <style:style style:name="T1" style:family="text">
      <style:text-properties style:font-name="Times New Roman1" fo:font-size="12pt" style:font-name-asian="Times New Roman1" style:font-name-complex="Times New Roman1"/>
    </style:style>
    <style:style style:name="T2" style:family="text">
      <style:text-properties style:font-name="Times New Roman1" fo:font-size="12pt" style:text-underline-style="solid" style:text-underline-width="auto" style:text-underline-color="font-color" style:font-name-asian="Times New Roman1" style:font-name-complex="Times New Roman1"/>
    </style:style>
    <style:style style:name="T3" style:family="text">
      <style:text-properties style:font-name="Arial1" fo:font-size="12pt" fo:font-weight="bold" style:font-name-asian="Arial1" style:font-name-complex="Arial1"/>
    </style:style>
    <style:style style:name="T4" style:family="text">
      <style:text-properties style:font-name="Arial1" fo:font-size="12pt" fo:font-style="italic" fo:font-weight="bold" style:font-name-asian="Arial1" style:font-name-complex="Arial1"/>
    </style:style>
    <style:style style:name="T5" style:family="text">
      <style:text-properties style:font-name="Arial1" fo:font-size="13.5pt" fo:font-style="italic" fo:font-weight="bold" style:font-name-asian="Arial1" style:font-name-complex="Arial1"/>
    </style:style>
    <style:style style:name="T6" style:family="text">
      <style:text-properties fo:font-size="12pt"/>
    </style:style>
    <style:style style:name="T7" style:family="text">
      <style:text-properties fo:font-size="12pt" fo:font-weight="bold"/>
    </style:style>
    <style:style style:name="T8" style:family="text">
      <style:text-properties fo:color="#000000" style:font-name="Times New Roman2" fo:font-size="12pt" style:font-name-asian="Times New Roman2" style:font-name-complex="Times New Roman2"/>
    </style:style>
    <style:style style:name="T9" style:family="text">
      <style:text-properties fo:color="#000000" style:font-name="Times New Roman2" fo:font-size="12pt" fo:font-weight="bold" style:font-name-asian="Times New Roman2" style:font-name-complex="Times New Roman2"/>
    </style:style>
    <style:style style:name="T10" style:family="text">
      <style:text-properties fo:font-weight="bold"/>
    </style:style>
    <style:style style:name="T11" style:family="text">
      <style:text-properties style:font-name="Courier" fo:font-size="10pt" style:font-name-asian="Courier" style:font-name-complex="Courier"/>
    </style:style>
    <style:style style:name="T12" style:family="text">
      <style:text-properties style:font-name="Courier New" fo:font-size="12pt" style:font-name-asian="Courier New" style:font-name-complex="Courier New"/>
    </style:style>
    <style:style style:name="T13" style:family="text">
      <style:text-properties fo:font-size="10pt" fo:font-weight="bol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Default_20_Paragraph_20_Font"><text:span text:style-name="T1"> </text:span></text:span><text:span text:style-name="Default_20_Paragraph_20_Font"> </text:span></text:p>
      <text:h text:style-name="P21" text:outline-level="1"><text:span text:style-name="Default_20_Paragraph_20_Font"><text:span text:style-name="T3">INCF Task Force</text:span></text:span><text:span text:style-name="Default_20_Paragraph_20_Font"> </text:span></text:h>
      <text:h text:style-name="P21" text:outline-level="1"><text:span text:style-name="Default_20_Paragraph_20_Font"><text:span text:style-name="T3">Standard Language in Neural Network Models</text:span></text:span><text:span text:style-name="Default_20_Paragraph_20_Font"> </text:span></text:h>
      <text:h text:style-name="P22" text:outline-level="1"><text:span text:style-name="Default_20_Paragraph_20_Font"><text:span text:style-name="T3">                Ivan Raikov</text:span></text:span><text:span text:style-name="Default_20_Paragraph_20_Font"> </text:span></text:h>
      <text:p text:style-name="P1"><text:span text:style-name="Default_20_Paragraph_20_Font"><text:span text:style-name="T1">Okinawa Institute of Science and Technology</text:span></text:span><text:span text:style-name="Default_20_Paragraph_20_Font"> </text:span></text:p>
      <text:p text:style-name="P1"><text:span text:style-name="Default_20_Paragraph_20_Font"><text:span text:style-name="T1">          raikov (at) oist (dot) jp</text:span></text:span><text:span text:style-name="Default_20_Paragraph_20_Font"> </text:span></text:p>
      <text:h text:style-name="P23" text:outline-level="2"><text:span text:style-name="Default_20_Paragraph_20_Font"><text:span text:style-name="T4">Abstraction Layer Interface Description</text:span></text:span><text:span text:style-name="Default_20_Paragraph_20_Font"> </text:span></text:h>
      <text:h text:style-name="P24" text:outline-level="2"><text:span text:style-name="Default_20_Paragraph_20_Font"><text:span text:style-name="T4">Introduction</text:span></text:span><text:span text:style-name="Default_20_Paragraph_20_Font"> </text:span></text:h>
      <text:p text:style-name="P1"><text:span text:style-name="Default_20_Paragraph_20_Font"><text:span text:style-name="T6">A computer language is defined by its syntax and semantics. <text:s/>The syntax describes the form of language and is most conveniently done using a grammar specification to facilitate parser development. <text:s/>The semantics define the meaning of the sentences that can be constructed given the syntax of the language.</text:span></text:span></text:p>
      <text:p text:style-name="P1"><text:span text:style-name="Default_20_Paragraph_20_Font"><text:span text:style-name="T6">NineML targets the formal and portable description of large-scale neuronal networks. <text:s/></text:span></text:span><text:span text:style-name="Default_20_Paragraph_20_Font"><text:span text:style-name="T8">Its definition is divided in a descriptive (or user) layer, and an abstraction layer. <text:s/>The abstraction layer starts with description of elementary concepts such as state machines and common mathematical expressions. <text:s/>The user layer builds on these elementary concepts to provide a library of common model types to user applications. <text:s/>The user layer provides a convenient syntax to express customary idioms of large-scale networks in computational neuroscience. Its semantics are conceptual but all the mathematical details and execution policies of the models are rigoroulsy defined by the abstraction layer.</text:span></text:span></text:p>
      <text:p text:style-name="P1"><text:span text:style-name="Default_20_Paragraph_20_Font"><text:span text:style-name="T8">This paper introduces a number of fundamental building blocks for the abstraction layer, that allow to:</text:span></text:span></text:p>
      <text:p text:style-name="P1"><text:span text:style-name="Default_20_Paragraph_20_Font"><text:span text:style-name="T8">1. express simple mathematical expressions including functions and differential equations.</text:span></text:span></text:p>
      <text:p text:style-name="P1"><text:span text:style-name="Default_20_Paragraph_20_Font"><text:span text:style-name="T8">2. Express state switching mechanisms based on external information.</text:span></text:span></text:p>
      <text:p text:style-name="P1"><text:span text:style-name="Default_20_Paragraph_20_Font"><text:span text:style-name="T8">3. group mathematical expressions and state full mechanisms</text:span></text:span></text:p>
      <text:p text:style-name="P1"><text:span text:style-name="Default_20_Paragraph_20_Font"><text:span text:style-name="T8"/></text:span></text:p>
      <text:p text:style-name="P1"><text:span text:style-name="Default_20_Paragraph_20_Font"><text:span text:style-name="T8">We note that in the context of simulation paradigms the first two points can possibly understood as execution policies, replacing the need of turing completeness (fi for and while loops), while the third point allows to structure a model. <text:s/>It should also be clear that there are implicit assumptions: one cannot create groups without firs tselecting the elements of the group (so this introduces the notions of both set abstractions and element selections).</text:span></text:span></text:p>
      <text:p text:style-name="P1"><text:span text:style-name="Default_20_Paragraph_20_Font"><text:span text:style-name="T8"/></text:span></text:p>
      <text:p text:style-name="P1"><text:span text:style-name="Default_20_Paragraph_20_Font"><text:span text:style-name="T8">Based on these primitive building blocks, the abstraction layer can then define</text:span></text:span></text:p>
      <text:p text:style-name="P1"><text:span text:style-name="Default_20_Paragraph_20_Font"><text:span text:style-name="T8"/></text:span></text:p>
      <text:p text:style-name="P1"><text:span text:style-name="Default_20_Paragraph_20_Font"><text:span text:style-name="T8">neurons</text:span></text:span></text:p>
      <text:p text:style-name="P1"><text:span text:style-name="Default_20_Paragraph_20_Font"><text:span text:style-name="T8">synapses</text:span></text:span></text:p>
      <text:p text:style-name="P1"><text:span text:style-name="Default_20_Paragraph_20_Font"><text:span text:style-name="T8">constructiive gouprs</text:span></text:span></text:p>
      <text:p text:style-name="P1"><text:span text:style-name="Default_20_Paragraph_20_Font"><text:span text:style-name="T8">connections</text:span></text:span></text:p>
      <text:p text:style-name="P1"><text:span text:style-name="Default_20_Paragraph_20_Font"><text:span text:style-name="T8"/></text:span></text:p>
      <text:p text:style-name="P1"><text:span text:style-name="Default_20_Paragraph_20_Font"><text:span text:style-name="T8">and make these types available as a library to the user layer.</text:span></text:span></text:p>
      <text:p text:style-name="P1"><text:span text:style-name="Default_20_Paragraph_20_Font"><text:span text:style-name="T8"/></text:span></text:p>
      <text:p text:style-name="P1"><text:span text:style-name="Default_20_Paragraph_20_Font"><text:span text:style-name="T1"> The goal of the working group proposal should be to provide the starting point for the Stockholm meeting, which will focus on the definition of the abstraction layer. We assume adeclarative object –oriented design. The work group may use the following guiding questions to develop their design:</text:span></text:span><text:span text:style-name="Default_20_Paragraph_20_Font"> </text:span></text:p>
      <text:p text:style-name="P6"><text:soft-page-break/><text:span text:style-name="Default_20_Paragraph_20_Font">What is the object model necessary to represent the operation of the elements described in the user layer? </text:span></text:p>
      <text:p text:style-name="P6"><text:span text:style-name="Default_20_Paragraph_20_Font">What are the interfaces necessary to plug together the different parts of the model (e.g. how to describe a network where each neuron is given parameters based on its physical location, or other network properties)? </text:span></text:p>
      <text:p text:style-name="P7"><text:span text:style-name="Default_20_Paragraph_20_Font">How are state update rules represented? </text:span></text:p>
      <text:p text:style-name="P9"><text:span text:style-name="Default_20_Paragraph_20_Font">Equation representation </text:span></text:p>
      <text:p text:style-name="P9"><text:span text:style-name="Default_20_Paragraph_20_Font">Handling of discrete spiking events </text:span></text:p>
      <text:p text:style-name="P6"><text:span text:style-name="Default_20_Paragraph_20_Font">Initialization/model constructors </text:span></text:p>
      <text:list xml:id="list170040857" text:style-name="LS2">
        <text:list-item>
          <text:p text:style-name="P13"><text:span text:style-name="Default_20_Paragraph_20_Font">How are constructive groups represented? </text:span></text:p>
        </text:list-item>
      </text:list>
      <text:list xml:id="list773556927" text:style-name="LS4">
        <text:list-item>
          <text:list>
            <text:list-item>
              <text:p text:style-name="P14"><text:span text:style-name="Default_20_Paragraph_20_Font">Representation of physical space </text:span></text:p>
            </text:list-item>
            <text:list-item>
              <text:p text:style-name="P14"><text:span text:style-name="Default_20_Paragraph_20_Font">Representation of feature spaces </text:span></text:p>
            </text:list-item>
            <text:list-item>
              <text:p text:style-name="P14"><text:span text:style-name="Default_20_Paragraph_20_Font">Distance functions </text:span></text:p>
            </text:list-item>
          </text:list>
        </text:list-item>
      </text:list>
      <text:list xml:id="list826675761" text:continue-list="list170040857" text:style-name="LS2">
        <text:list-item>
          <text:p text:style-name="P13"><text:span text:style-name="Default_20_Paragraph_20_Font">Probability distributions </text:span></text:p>
        </text:list-item>
      </text:list>
      <text:list xml:id="list59585878" text:style-name="LS5">
        <text:list-item>
          <text:list>
            <text:list-item>
              <text:p text:style-name="P15"><text:span text:style-name="Default_20_Paragraph_20_Font">How would a new extension to the user layer be implemented? (Subclassing, setting properties, etc) </text:span></text:p>
            </text:list-item>
            <text:list-item>
              <text:p text:style-name="P15"><text:span text:style-name="Default_20_Paragraph_20_Font">What is the mechanism for extending existing classes? </text:span></text:p>
            </text:list-item>
            <text:list-item>
              <text:p text:style-name="P15"><text:span text:style-name="Default_20_Paragraph_20_Font">What is the mechanism for adding new classes? </text:span></text:p>
            </text:list-item>
            <text:list-item>
              <text:p text:style-name="P18"><text:span text:style-name="Default_20_Paragraph_20_Font">What is the mechanism for adding qualitatively new structures </text:span></text:p>
            </text:list-item>
          </text:list>
        </text:list-item>
      </text:list>
      <text:p text:style-name="P10"><text:span text:style-name="Default_20_Paragraph_20_Font">(e.g. SBML reactions) </text:span></text:p>
      <text:p text:style-name="P1"><text:span text:style-name="Default_20_Paragraph_20_Font"><text:span text:style-name="T6"> </text:span></text:span><text:span text:style-name="Default_20_Paragraph_20_Font"> </text:span></text:p>
      <text:p text:style-name="P1"><text:span text:style-name="Default_20_Paragraph_20_Font"><text:span text:style-name="T4">An Informal Semantics</text:span></text:span><text:span text:style-name="Default_20_Paragraph_20_Font"> </text:span></text:p>
      <text:p text:style-name="P1"><text:span text:style-name="Default_20_Paragraph_20_Font"><text:span text:style-name="T1">We propose to structure the parts of a model by means of components and signatures, which are analogous to classes and interfaces in object-oriented languages. The difference is that while a class in an object-oriented introduces a single new type, a component can introduce as many new types as it wants, as well as functions that act on those types. A structure can enforce data representation abstraction in a way that is more general than data hiding in object oriented programming. For example, suppose that the model interface is defined with the following signature: </text:span></text:span></text:p>
      <text:p text:style-name="P1"><text:span text:style-name="Default_20_Paragraph_20_Font"><text:span text:style-name="T1"> </text:span></text:span><text:span text:style-name="Default_20_Paragraph_20_Font"> </text:span></text:p>
      <text:p text:style-name="P1"><text:span text:style-name="Default_20_Paragraph_20_Font"><text:span text:style-name="T11">  (signature Model</text:span></text:span><text:span text:style-name="Default_20_Paragraph_20_Font"><text:line-break/></text:span><text:span text:style-name="Default_20_Paragraph_20_Font"><text:span text:style-name="T11">  </text:span></text:span><text:span text:style-name="Default_20_Paragraph_20_Font"><text:line-break/></text:span><text:span text:style-name="Default_20_Paragraph_20_Font"><text:span text:style-name="T11">     (component SN: SpikingNode)</text:span></text:span><text:span text:style-name="Default_20_Paragraph_20_Font"><text:line-break/></text:span><text:span text:style-name="Default_20_Paragraph_20_Font"><text:line-break/></text:span><text:span text:style-name="Default_20_Paragraph_20_Font"><text:span text:style-name="T11">     (component SY: Synapse)</text:span></text:span><text:span text:style-name="Default_20_Paragraph_20_Font"><text:line-break/></text:span><text:span text:style-name="Default_20_Paragraph_20_Font"><text:line-break/></text:span><text:span text:style-name="Default_20_Paragraph_20_Font"><text:span text:style-name="T11">     (component CG: ConstructiveGroup)</text:span></text:span><text:span text:style-name="Default_20_Paragraph_20_Font"><text:line-break/></text:span><text:span text:style-name="Default_20_Paragraph_20_Font"><text:line-break/></text:span><text:span text:style-name="Default_20_Paragraph_20_Font"><text:span text:style-name="T11">     (component CN:  Connection)</text:span></text:span><text:span text:style-name="Default_20_Paragraph_20_Font"><text:line-break/></text:span><text:span text:style-name="Default_20_Paragraph_20_Font"><text:span text:style-name="T11">   )</text:span></text:span><text:span text:style-name="Default_20_Paragraph_20_Font"> </text:span></text:p>
      <text:p text:style-name="P1"><text:span text:style-name="Default_20_Paragraph_20_Font"><text:span text:style-name="T1"> </text:span></text:span><text:span text:style-name="Default_20_Paragraph_20_Font"> </text:span></text:p>
      <text:p text:style-name="P1"><text:span text:style-name="Default_20_Paragraph_20_Font"><text:span text:style-name="T1"> </text:span></text:span><text:span text:style-name="Default_20_Paragraph_20_Font"> </text:span></text:p>
      <text:h text:style-name="P11" text:outline-level="3"><text:span text:style-name="Default_20_Paragraph_20_Font"><text:span text:style-name="T3">Spiking Nodes</text:span></text:span><text:span text:style-name="Default_20_Paragraph_20_Font"> </text:span></text:h>
      <text:p text:style-name="P1"><text:span text:style-name="Default_20_Paragraph_20_Font"><text:span text:style-name="T1">We propose to describe spiking nodes by means of diagrams that describe the relationships between continuous dynamics, events, and state transitions. </text:span></text:span></text:p>
      <text:p text:style-name="P2"><text:soft-page-break/><text:span text:style-name="Default_20_Paragraph_20_Font"><text:span text:style-name="T1"> </text:span></text:span><text:span text:style-name="Default_20_Paragraph_20_Font"> </text:span></text:p>
      <text:p text:style-name="P1"><text:span text:style-name="Default_20_Paragraph_20_Font"><text:span text:style-name="T1">A spiking node is defined by a set of quantities that evolve continuously with time, according to a set of rules such as a system of ordinary differential equations. A change in the dynamics of such a quantity can be due to a change in the continuous environment or due to a discrete event. Additionally, the spiking node definition may contain parameters, which are quantities held constant during integration. </text:span></text:span></text:p>
      <text:p text:style-name="P2"><text:span text:style-name="Default_20_Paragraph_20_Font"><text:span text:style-name="T1"> </text:span></text:span><text:span text:style-name="Default_20_Paragraph_20_Font"> </text:span></text:p>
      <text:p text:style-name="P1"><text:span text:style-name="Default_20_Paragraph_20_Font"><text:span text:style-name="T1">The dynamics of a spiking node can be represented as signal flow diagrams, which consist of signal nodes and arrows. A signal node is the representation of a continuous function that takes one or more signal values as input (specified by input arrows), and returns one or more signal values (specified by output arrows). </text:span></text:span></text:p>
      <text:p text:style-name="P2"><text:span text:style-name="Default_20_Paragraph_20_Font"><text:span text:style-name="T1"> </text:span></text:span><text:span text:style-name="Default_20_Paragraph_20_Font"> </text:span></text:p>
      <text:p text:style-name="P1"><text:span text:style-name="Default_20_Paragraph_20_Font"><text:span text:style-name="T6">For example, the following diagram represents an ordinary differential equation:</text:span></text:span><text:span text:style-name="Default_20_Paragraph_20_Font"> </text:span></text:p>
      <text:p text:style-name="P2"><text:span text:style-name="Default_20_Paragraph_20_Font"><text:span text:style-name="T1"> </text:span></text:span><text:span text:style-name="Default_20_Paragraph_20_Font"> </text:span></text:p>
      <text:p text:style-name="P3"><draw:frame draw:style-name="fr1" draw:name="graphics1" text:anchor-type="as-char" svg:width="4.1772in" svg:height="1.1772in" draw:z-index="0"><draw:image/></draw:frame><text:span text:style-name="Default_20_Paragraph_20_Font"> </text:span></text:p>
      <text:p text:style-name="P5"><text:span text:style-name="Default_20_Paragraph_20_Font"><text:span text:style-name="T1">In this case, the arrows labels only identify the names of the input and output quantities; a more detailed representation may also contain information identifying states and parameters:</text:span></text:span><text:span text:style-name="Default_20_Paragraph_20_Font"> </text:span></text:p>
      <text:p text:style-name="P3"><draw:frame draw:style-name="fr1" draw:name="1" text:anchor-type="as-char" svg:width="4.1772in" svg:height="1.198in" draw:z-index="1"><draw:image/></draw:frame><text:span text:style-name="Default_20_Paragraph_20_Font"> </text:span></text:p>
      <text:p text:style-name="P5"><text:span text:style-name="Default_20_Paragraph_20_Font"><text:span text:style-name="T6">As a further extension of the diagram notation, we will introduce the notion of </text:span></text:span><text:span text:style-name="Default_20_Paragraph_20_Font"><text:span text:style-name="T7">combinator node</text:span></text:span><text:span text:style-name="Default_20_Paragraph_20_Font"><text:span text:style-name="T6">, which is an object that can encapsulate one or more subgraphs with special properties. For example, let us define the </text:span></text:span><text:span text:style-name="Default_20_Paragraph_20_Font"><text:span text:style-name="T12">SWITCH</text:span></text:span><text:span text:style-name="Default_20_Paragraph_20_Font"><text:span text:style-name="T6"> combinator to represent regime change of a hybrid dynamical system:</text:span></text:span><text:span text:style-name="Default_20_Paragraph_20_Font"> </text:span></text:p>
      <text:p text:style-name="P3"><draw:frame draw:style-name="fr1" draw:name="2" text:anchor-type="as-char" svg:width="4.1772in" svg:height="1.6354in" draw:z-index="2"><draw:image/></draw:frame><text:span text:style-name="Default_20_Paragraph_20_Font"> </text:span></text:p>
      <text:p text:style-name="P5"><text:span text:style-name="Default_20_Paragraph_20_Font"><text:span text:style-name="T6">The </text:span></text:span><text:span text:style-name="Default_20_Paragraph_20_Font"><text:span text:style-name="T12">SWITCH </text:span></text:span><text:span text:style-name="Default_20_Paragraph_20_Font"><text:span text:style-name="T6">combinator enacpsulates two subgraphs. Each of the two subgraphs represents a dynamical system. The output signal is the output signal of the first of the systems, unless an event has occurred, in which case the output of the combinator is the output of the second system. The input set to the combinator is the union of the inputs to the two encapsulated subgraphs, plus a transition event signal.</text:span></text:span><text:span text:style-name="Default_20_Paragraph_20_Font"> </text:span></text:p>
      <text:p text:style-name="P3"><text:soft-page-break/><draw:frame draw:style-name="fr1" draw:name="3" text:anchor-type="as-char" svg:width="4.1772in" svg:height="1.6354in" draw:z-index="3"><draw:image/></draw:frame><text:span text:style-name="Default_20_Paragraph_20_Font"> </text:span></text:p>
      <text:p text:style-name="P5"><text:span text:style-name="Default_20_Paragraph_20_Font"><text:span text:style-name="T12">RSWITCH </text:span></text:span><text:span text:style-name="Default_20_Paragraph_20_Font"><text:span text:style-name="T6">is the recurring variant of </text:span></text:span><text:span text:style-name="Default_20_Paragraph_20_Font"><text:span text:style-name="T12">SWITCH, </text:span></text:span><text:span text:style-name="Default_20_Paragraph_20_Font"><text:span text:style-name="T6">which performs a switch when from the first system to the second system when event e1 occurs, and back to the first system when event e2 occurs.</text:span></text:span><text:span text:style-name="Default_20_Paragraph_20_Font"> </text:span></text:p>
      <text:p text:style-name="P5"><text:span text:style-name="Default_20_Paragraph_20_Font"><text:span text:style-name="T13">An Example</text:span></text:span><text:span text:style-name="Default_20_Paragraph_20_Font"> </text:span></text:p>
      <text:p text:style-name="P5"><text:span text:style-name="Default_20_Paragraph_20_Font"><text:span text:style-name="T6">Based on the notation described above, here is an example of a simple integrate-and-fire description:</text:span></text:span><text:span text:style-name="Default_20_Paragraph_20_Font"> </text:span></text:p>
      <text:p text:style-name="P8"><text:soft-page-break/><text:span text:style-name="T1"><draw:frame draw:style-name="fr1" draw:name="4" text:anchor-type="as-char" svg:width="10.0665in" svg:height="7.2047in" draw:z-index="4"><draw:image/></draw:frame></text:span><text:span text:style-name="Default_20_Paragraph_20_Font"><text:span text:style-name="T1"> </text:span></text:span></text:p>
      <text:p text:style-name="P2"><text:span text:style-name="Default_20_Paragraph_20_Font"><text:span text:style-name="T2">TODO: Insert Hugo's graph as an example here.</text:span></text:span><text:span text:style-name="Default_20_Paragraph_20_Font"> </text:span></text:p>
      <text:p text:style-name="P2"><text:span text:style-name="Default_20_Paragraph_20_Font"><text:span text:style-name="T1"> </text:span></text:span><text:span text:style-name="Default_20_Paragraph_20_Font"> </text:span></text:p>
      <text:p text:style-name="P2"><text:span text:style-name="Default_20_Paragraph_20_Font"><text:span text:style-name="T1"> </text:span></text:span><text:span text:style-name="Default_20_Paragraph_20_Font"> </text:span></text:p>
      <text:p text:style-name="P1"><text:span text:style-name="Default_20_Paragraph_20_Font"><text:span text:style-name="T1">Let us then adopt the following definition for the </text:span></text:span><text:span text:style-name="Default_20_Paragraph_20_Font"><text:span text:style-name="T11">SpikingNode</text:span></text:span><text:span text:style-name="Default_20_Paragraph_20_Font"><text:span text:style-name="T1"> signature: </text:span></text:span></text:p>
      <text:p text:style-name="P1"><text:span text:style-name="Default_20_Paragraph_20_Font"><text:span text:style-name="T1"> </text:span></text:span><text:span text:style-name="Default_20_Paragraph_20_Font"> </text:span></text:p>
      <text:p text:style-name="P1"><text:span text:style-name="Default_20_Paragraph_20_Font"><text:span text:style-name="T11">  (signature SpikingNode</text:span></text:span><text:span text:style-name="Default_20_Paragraph_20_Font"><text:line-break/></text:span><text:span text:style-name="Default_20_Paragraph_20_Font"><text:line-break/></text:span><text:span text:style-name="Default_20_Paragraph_20_Font"><text:span text:style-name="T11">     (type state)</text:span></text:span><text:span text:style-name="Default_20_Paragraph_20_Font"><text:line-break/></text:span><text:span text:style-name="Default_20_Paragraph_20_Font"><text:span text:style-name="T11">     (type parameters)</text:span></text:span><text:span text:style-name="Default_20_Paragraph_20_Font"><text:line-break/></text:span><text:span text:style-name="Default_20_Paragraph_20_Font"><text:line-break/></text:span><text:span text:style-name="Default_20_Paragraph_20_Font"><text:span text:style-name="T11">     (signal-nodes  :: SignalNode list)</text:span></text:span><text:span text:style-name="Default_20_Paragraph_20_Font"><text:line-break/></text:span><text:soft-page-break/><text:span text:style-name="Default_20_Paragraph_20_Font"><text:span text:style-name="T11">     (signal-arrows :: state * parameters -&gt; SignalArrow list)</text:span></text:span><text:span text:style-name="Default_20_Paragraph_20_Font"><text:line-break/></text:span><text:span text:style-name="Default_20_Paragraph_20_Font"><text:line-break/></text:span><text:span text:style-name="Default_20_Paragraph_20_Font"><text:span text:style-name="T11">     (initial-state :: state)  </text:span></text:span><text:span text:style-name="Default_20_Paragraph_20_Font"><text:line-break/></text:span><text:span text:style-name="Default_20_Paragraph_20_Font"><text:span text:style-name="T11">   )</text:span></text:span><text:span text:style-name="Default_20_Paragraph_20_Font"> </text:span></text:p>
      <text:p text:style-name="P1"><text:span text:style-name="Default_20_Paragraph_20_Font"><text:span text:style-name="T1">where </text:span></text:span></text:p>
      <text:list xml:id="list1054422679" text:style-name="LS6">
        <text:list-item>
          <text:p text:style-name="P16"><text:span text:style-name="Default_20_Paragraph_20_Font"><text:span text:style-name="T11">(type state)</text:span></text:span><text:span text:style-name="Default_20_Paragraph_20_Font"><text:span text:style-name="T1">: a representation of the state vector of the spiking system</text:span></text:span><text:span text:style-name="Default_20_Paragraph_20_Font"> </text:span></text:p>
        </text:list-item>
        <text:list-item>
          <text:p text:style-name="P16"><text:span text:style-name="Default_20_Paragraph_20_Font"><text:span text:style-name="T11">(type parameters)</text:span></text:span><text:span text:style-name="Default_20_Paragraph_20_Font"><text:span text:style-name="T1">: a representation of the parameter set of the spiking system</text:span></text:span><text:span text:style-name="Default_20_Paragraph_20_Font"> </text:span></text:p>
        </text:list-item>
        <text:list-item>
          <text:p text:style-name="P16"><text:span text:style-name="Default_20_Paragraph_20_Font"><text:span text:style-name="T11">(signal-arrows :: state * parameters -&gt; SignalArrow list)</text:span></text:span><text:span text:style-name="Default_20_Paragraph_20_Font"><text:span text:style-name="T1">: a function that takes in as argument a state vector and parameter set, and returns the corresponding signal flow diagram</text:span></text:span><text:span text:style-name="Default_20_Paragraph_20_Font"> </text:span></text:p>
        </text:list-item>
        <text:list-item>
          <text:p text:style-name="P19"><text:span text:style-name="Default_20_Paragraph_20_Font"><text:span text:style-name="T11">(initial-state :: state)</text:span></text:span><text:span text:style-name="Default_20_Paragraph_20_Font"><text:span text:style-name="T1">: initial state vector</text:span></text:span><text:span text:style-name="Default_20_Paragraph_20_Font"> </text:span></text:p>
        </text:list-item>
      </text:list>
      <text:p text:style-name="P1"><text:span text:style-name="Default_20_Paragraph_20_Font"><text:span text:style-name="T1"> </text:span></text:span><text:span text:style-name="Default_20_Paragraph_20_Font"> </text:span></text:p>
      <text:p text:style-name="P2"><text:span text:style-name="Default_20_Paragraph_20_Font"><text:span text:style-name="T1"> </text:span></text:span><text:span text:style-name="Default_20_Paragraph_20_Font"> </text:span></text:p>
      <text:h text:style-name="P11" text:outline-level="3"><text:span text:style-name="Default_20_Paragraph_20_Font"><text:span text:style-name="T3">Synapses</text:span></text:span><text:span text:style-name="Default_20_Paragraph_20_Font"> </text:span></text:h>
      <text:p text:style-name="P8"><text:span text:style-name="T3"><draw:frame draw:style-name="fr1" draw:name="5" text:anchor-type="as-char" svg:width="4.1665in" svg:height="1.2811in" draw:z-index="5"><draw:image/></draw:frame></text:span><text:span text:style-name="Default_20_Paragraph_20_Font"><text:span text:style-name="T3"> </text:span></text:span></text:p>
      <text:h text:style-name="P11" text:outline-level="3"><text:span text:style-name="Default_20_Paragraph_20_Font"><text:span text:style-name="T3">Constructive Groups</text:span></text:span><text:span text:style-name="Default_20_Paragraph_20_Font"> </text:span></text:h>
      <text:p text:style-name="P1"><text:span text:style-name="Default_20_Paragraph_20_Font"><text:span text:style-name="T1">The </text:span></text:span><text:span text:style-name="Default_20_Paragraph_20_Font"><text:span text:style-name="T11">ConstructiveGroup</text:span></text:span><text:span text:style-name="Default_20_Paragraph_20_Font"><text:span text:style-name="T1"> signature can then be defined as follows: </text:span></text:span></text:p>
      <text:p text:style-name="P1"><text:span text:style-name="Default_20_Paragraph_20_Font"><text:span text:style-name="T1"> </text:span></text:span><text:span text:style-name="Default_20_Paragraph_20_Font"> </text:span></text:p>
      <text:p text:style-name="P1"><text:span text:style-name="Default_20_Paragraph_20_Font"><text:span text:style-name="T11">  (signature ConstructiveGroup</text:span></text:span><text:span text:style-name="Default_20_Paragraph_20_Font"><text:line-break/></text:span><text:span text:style-name="Default_20_Paragraph_20_Font"><text:line-break/></text:span><text:span text:style-name="Default_20_Paragraph_20_Font"><text:span text:style-name="T11">     (type prototype)</text:span></text:span><text:span text:style-name="Default_20_Paragraph_20_Font"><text:line-break/></text:span><text:span text:style-name="Default_20_Paragraph_20_Font"><text:span text:style-name="T11">     (type space)</text:span></text:span><text:span text:style-name="Default_20_Paragraph_20_Font"><text:line-break/></text:span><text:span text:style-name="Default_20_Paragraph_20_Font"><text:line-break/></text:span><text:span text:style-name="Default_20_Paragraph_20_Font"><text:span text:style-name="T11">     (construct :: space * prototype -&gt; group)</text:span></text:span><text:span text:style-name="Default_20_Paragraph_20_Font"><text:line-break/></text:span><text:span text:style-name="Default_20_Paragraph_20_Font"><text:span text:style-name="T11">   )</text:span></text:span><text:span text:style-name="Default_20_Paragraph_20_Font"> </text:span></text:p>
      <text:p text:style-name="P4"><text:span text:style-name="Default_20_Paragraph_20_Font"><text:span text:style-name="T1">where </text:span></text:span></text:p>
      <text:list xml:id="list219218600" text:style-name="LS7">
        <text:list-item>
          <text:p text:style-name="P17"><text:span text:style-name="Default_20_Paragraph_20_Font"><text:span text:style-name="T11">(type prototype)</text:span></text:span><text:span text:style-name="Default_20_Paragraph_20_Font"><text:span text:style-name="T1">: the type of prototype nodes</text:span></text:span><text:span text:style-name="Default_20_Paragraph_20_Font"> </text:span></text:p>
        </text:list-item>
        <text:list-item>
          <text:p text:style-name="P17"><text:span text:style-name="Default_20_Paragraph_20_Font"><text:span text:style-name="T11">(type space)</text:span></text:span><text:span text:style-name="Default_20_Paragraph_20_Font"><text:span text:style-name="T1">: the type of the topological space (structure) of the constructive group</text:span></text:span><text:span text:style-name="Default_20_Paragraph_20_Font"> </text:span></text:p>
        </text:list-item>
        <text:list-item>
          <text:p text:style-name="P20"><text:span text:style-name="Default_20_Paragraph_20_Font"><text:span text:style-name="T11">(construct :: space * prototype -&gt; group)</text:span></text:span><text:span text:style-name="Default_20_Paragraph_20_Font"><text:span text:style-name="T1">: the constructor function of the constructive group</text:span></text:span><text:span text:style-name="Default_20_Paragraph_20_Font"> </text:span></text:p>
        </text:list-item>
      </text:list>
      <text:p text:style-name="P1"><text:span text:style-name="Default_20_Paragraph_20_Font"><text:span text:style-name="T1"> </text:span></text:span><text:span text:style-name="Default_20_Paragraph_20_Font"> </text:span></text:p>
      <text:p text:style-name="P2"><text:span text:style-name="Default_20_Paragraph_20_Font"><text:span text:style-name="T1"> </text:span></text:span><text:span text:style-name="Default_20_Paragraph_20_Font"> </text:span></text:p>
      <text:p text:style-name="P1"><text:span text:style-name="Default_20_Paragraph_20_Font"><text:span text:style-name="T1">In the definition above, type </text:span></text:span><text:span text:style-name="Default_20_Paragraph_20_Font"><text:span text:style-name="T11">group</text:span></text:span><text:span text:style-name="Default_20_Paragraph_20_Font"><text:span text:style-name="T1"> is a generic representation of group topology and can be e.g. a set, multiset, or a group-based data field. For sets, each element in the set is neighbor of any other element (a set can be reordered arbitrarily). For multisets, each element is also neighbor of any other, however, the elements are not required to be distinct as in a set). Group-based data fields (GBF) are an extension of the notion of array, where the elements are indexed by the elements of a group, called the shape of the GBF (see Giavitto and Michel, 2001). A GBF value associates values to some indices of a shape. This kind of collection can be used to describe uniform and regular topologies like: n-ary trees, n-dimensional grids, circular grids, etc. For example, the following definition </text:span></text:span></text:p>
      <text:p text:style-name="P1"><text:soft-page-break/><text:span text:style-name="Default_20_Paragraph_20_Font"><text:span text:style-name="T1"> </text:span></text:span><text:span text:style-name="Default_20_Paragraph_20_Font"> </text:span></text:p>
      <text:p text:style-name="P1"><text:span text:style-name="Default_20_Paragraph_20_Font"><text:span text:style-name="T11">   gbf Grid2D = &lt; X, Y &gt;</text:span></text:span><text:span text:style-name="Default_20_Paragraph_20_Font"> </text:span></text:p>
      <text:p text:style-name="P1"><text:span text:style-name="Default_20_Paragraph_20_Font"><text:span text:style-name="T1">introduces a new two-dimensional shape called Grid2D, corresponding to a classical 2D grid (a cell above, below, left or right, but not diagonal). The two names, X and Y refer to the directions that can be followed to reach the neighbors of an element.  </text:span></text:span></text:p>
      <text:p text:style-name="P2"><text:span text:style-name="Default_20_Paragraph_20_Font"><text:span text:style-name="T1"> </text:span></text:span><text:span text:style-name="Default_20_Paragraph_20_Font"> </text:span></text:p>
      <text:h text:style-name="P11" text:outline-level="3"><text:span text:style-name="Default_20_Paragraph_20_Font"><text:span text:style-name="T3">Connections</text:span></text:span><text:span text:style-name="Default_20_Paragraph_20_Font"> </text:span></text:h>
      <text:p text:style-name="P1"><text:span text:style-name="Default_20_Paragraph_20_Font"><text:span text:style-name="T1">The </text:span></text:span><text:span text:style-name="Default_20_Paragraph_20_Font"><text:span text:style-name="T11">Connection</text:span></text:span><text:span text:style-name="Default_20_Paragraph_20_Font"><text:span text:style-name="T1"> signature can then be defined as follows: </text:span></text:span></text:p>
      <text:p text:style-name="P1"><text:span text:style-name="Default_20_Paragraph_20_Font"><text:span text:style-name="T1"> </text:span></text:span><text:span text:style-name="Default_20_Paragraph_20_Font"> </text:span></text:p>
      <text:p text:style-name="P1"><text:span text:style-name="Default_20_Paragraph_20_Font"><text:span text:style-name="T11">  (signature Connection</text:span></text:span><text:span text:style-name="Default_20_Paragraph_20_Font"><text:line-break/></text:span><text:span text:style-name="Default_20_Paragraph_20_Font"><text:line-break/></text:span><text:span text:style-name="Default_20_Paragraph_20_Font"><text:span text:style-name="T11">     (construct :: group * group -&gt; graph)</text:span></text:span><text:span text:style-name="Default_20_Paragraph_20_Font"><text:line-break/></text:span><text:span text:style-name="Default_20_Paragraph_20_Font"><text:span text:style-name="T11">   )</text:span></text:span><text:span text:style-name="Default_20_Paragraph_20_Font"> </text:span></text:p>
      <text:p text:style-name="P1"><text:span text:style-name="Default_20_Paragraph_20_Font"><text:span text:style-name="T1"> </text:span></text:span><text:span text:style-name="Default_20_Paragraph_20_Font"> </text:span></text:p>
      <text:p text:style-name="P1"><text:span text:style-name="Default_20_Paragraph_20_Font"><text:span text:style-name="T1"> </text:span></text:span><text:span text:style-name="Default_20_Paragraph_20_Fon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Courier" svg:font-family="Courier"/>
    <style:font-face style:name="Courier New" svg:font-family="'Courier New'"/>
    <style:font-face style:name="Times New Roman1" svg:font-family="'Times New Roman'"/>
    <style:font-face style:name="Times New Roman2" svg:font-family="'Times New Roman', 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2pt" fo:language="en" fo:country="US" style:font-name-asian="DejaVu San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fo:background-color="#ffffff">
        <style:background-image/>
      </style:paragraph-properties>
      <style:text-properties style:use-window-font-color="true" style:font-name="Times New Roman1" fo:font-size="12pt" fo:language="ru" fo:country="RU" fo:background-color="#ffffff" style:font-name-asian="Times New Roman1" style:font-size-asian="12pt" style:font-name-complex="Times New Roman1"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default-outline-level="1"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style:font-name="Times New Roman1" fo:font-size="18pt" fo:font-weight="bold" fo:background-color="#ffffff" style:font-name-asian="Times New Roman1" style:font-size-asian="16pt" style:font-weight-asian="bold" style:font-name-complex="Times New Roman1" style:font-size-complex="16pt" style:font-weight-complex="bold"/>
    </style:style>
    <style:style style:name="Heading_20_2" style:display-name="Heading 2" style:family="paragraph" style:parent-style-name="Standard" style:default-outline-level="2"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style:font-name="Times New Roman1" fo:font-size="14pt" fo:font-style="italic" fo:font-weight="bold" fo:background-color="#ffffff" style:font-name-asian="Times New Roman1" style:font-size-asian="14pt" style:font-style-asian="italic" style:font-weight-asian="bold" style:font-name-complex="Times New Roman1" style:font-size-complex="14pt" style:font-style-complex="italic" style:font-weight-complex="bold"/>
    </style:style>
    <style:style style:name="Heading_20_3" style:display-name="Heading 3" style:family="paragraph" style:parent-style-name="Standard" style:default-outline-level="3"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style:font-name="Times New Roman1" fo:font-size="12pt" fo:font-weight="bold" fo:background-color="#ffffff" style:font-name-asian="Times New Roman1" style:font-size-asian="13pt" style:font-weight-asian="bold" style:font-name-complex="Times New Roman1" style:font-size-complex="13pt" style:font-weight-complex="bold"/>
    </style:style>
    <style:style style:name="Heading_20_4" style:display-name="Heading 4" style:family="paragraph" style:parent-style-name="Standard" style:default-outline-level="4"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style:font-name="Times New Roman1" fo:font-size="10pt" fo:font-weight="bold" fo:background-color="#ffffff" style:font-name-asian="Times New Roman1" style:font-size-asian="14pt" style:font-weight-asian="bold" style:font-name-complex="Times New Roman1" style:font-size-complex="14pt" style:font-weight-complex="bold"/>
    </style:style>
    <style:style style:name="Heading_20_5" style:display-name="Heading 5" style:family="paragraph" style:parent-style-name="Standard" style:default-outline-level="5" style:class="text">
      <style:paragraph-properties fo:margin-left="0.0626in" fo:margin-right="0.0626in" fo:margin-top="0.0626in" fo:margin-bottom="0.0626in" fo:text-indent="0in" style:auto-text-indent="false" fo:background-color="#ffffff">
        <style:background-image/>
      </style:paragraph-properties>
      <style:text-properties fo:color="#000000" style:font-name="Times New Roman1" fo:font-size="8pt" fo:font-style="italic" fo:font-weight="bold" fo:background-color="#ffffff" style:font-name-asian="Times New Roman1" style:font-size-asian="13pt" style:font-style-asian="italic" style:font-weight-asian="bold" style:font-name-complex="Times New Roman1" style:font-size-complex="13pt" style:font-style-complex="italic" style:font-weight-complex="bold"/>
    </style:style>
    <style:style style:name="Heading_20_6" style:display-name="Heading 6" style:family="paragraph" style:parent-style-name="Standard" style:default-outline-level="6" style:class="text">
      <style:paragraph-properties fo:margin-left="0.0626in" fo:margin-right="0.0626in" fo:margin-top="0.0626in" fo:margin-bottom="0.0626in" fo:text-indent="0in" style:auto-text-indent="false" fo:background-color="#ffffff">
        <style:background-image/>
      </style:paragraph-properties>
      <style:text-properties fo:color="#000000" style:font-name="Times New Roman1" fo:font-size="8pt" fo:font-weight="bold" fo:background-color="#ffffff" style:font-name-asian="Times New Roman1" style:font-size-asian="11pt" style:font-weight-asian="bold" style:font-name-complex="Times New Roman1"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in" fo:margin-bottom="0in"/>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in" fo:margin-bottom="0in"/>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ption" style:family="paragraph" style:parent-style-name="Standard">
      <style:paragraph-properties fo:margin-top="0in" fo:margin-bottom="0in"/>
      <style:text-properties fo:background-color="#ffffff"/>
    </style:style>
    <style:style style:name="Ul" style:family="paragraph" style:parent-style-name="Standard">
      <style:paragraph-properties fo:margin-top="0in" fo:margin-bottom="0in"/>
      <style:text-properties fo:background-color="#ffffff"/>
    </style:style>
    <style:style style:name="Select" style:family="paragraph" style:parent-style-name="Standard">
      <style:paragraph-properties fo:margin-top="0in" fo:margin-bottom="0in"/>
      <style:text-properties fo:background-color="#ffff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0972in" fo:border="0.0102in soli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Li" style:family="paragraph" style:parent-style-name="Standard">
      <style:paragraph-properties fo:margin-top="0in" fo:margin-bottom="0in"/>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in" fo:margin-bottom="0in"/>
      <style:text-properties fo:background-color="#ffffff"/>
    </style:style>
    <style:style style:name="Pre" style:family="paragraph" style:parent-style-name="Standard">
      <style:paragraph-properties fo:margin-left="0in" fo:margin-right="0in" fo:margin-top="0in" fo:margin-bottom="0in" fo:text-indent="0in"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Default_20_Paragraph_20_Font" style:display-name="Default Paragraph Font" style:family="text"/>
    <style:style style:name="LLS_5f_1_5f_0" style:display-name="LLS_1_0" style:family="text"/>
    <style:style style:name="LLS_5f_1_5f_1" style:display-name="LLS_1_1" style:family="text"/>
    <style:style style:name="LLS_5f_1_5f_2" style:display-name="LLS_1_2" style:family="text"/>
    <style:style style:name="LLS_5f_1_5f_3" style:display-name="LLS_1_3" style:family="text"/>
    <style:style style:name="LLS_5f_1_5f_4" style:display-name="LLS_1_4" style:family="text"/>
    <style:style style:name="LLS_5f_1_5f_5" style:display-name="LLS_1_5" style:family="text"/>
    <style:style style:name="LLS_5f_1_5f_6" style:display-name="LLS_1_6" style:family="text"/>
    <style:style style:name="LLS_5f_1_5f_7" style:display-name="LLS_1_7" style:family="text"/>
    <style:style style:name="LLS_5f_1_5f_8" style:display-name="LLS_1_8" style:family="text"/>
    <style:style style:name="LLS_5f_2_5f_0" style:display-name="LLS_2_0" style:family="text"/>
    <style:style style:name="LLS_5f_2_5f_1" style:display-name="LLS_2_1" style:family="text"/>
    <style:style style:name="LLS_5f_2_5f_2" style:display-name="LLS_2_2" style:family="text"/>
    <style:style style:name="LLS_5f_2_5f_3" style:display-name="LLS_2_3" style:family="text"/>
    <style:style style:name="LLS_5f_2_5f_4" style:display-name="LLS_2_4" style:family="text"/>
    <style:style style:name="LLS_5f_2_5f_5" style:display-name="LLS_2_5" style:family="text"/>
    <style:style style:name="LLS_5f_2_5f_6" style:display-name="LLS_2_6" style:family="text"/>
    <style:style style:name="LLS_5f_2_5f_7" style:display-name="LLS_2_7" style:family="text"/>
    <style:style style:name="LLS_5f_2_5f_8" style:display-name="LLS_2_8" style:family="text"/>
    <style:style style:name="LLS_5f_3_5f_0" style:display-name="LLS_3_0" style:family="text"/>
    <style:style style:name="LLS_5f_3_5f_1" style:display-name="LLS_3_1" style:family="text"/>
    <style:style style:name="LLS_5f_3_5f_2" style:display-name="LLS_3_2" style:family="text"/>
    <style:style style:name="LLS_5f_3_5f_3" style:display-name="LLS_3_3" style:family="text"/>
    <style:style style:name="LLS_5f_3_5f_4" style:display-name="LLS_3_4" style:family="text"/>
    <style:style style:name="LLS_5f_3_5f_5" style:display-name="LLS_3_5" style:family="text"/>
    <style:style style:name="LLS_5f_3_5f_6" style:display-name="LLS_3_6" style:family="text"/>
    <style:style style:name="LLS_5f_3_5f_7" style:display-name="LLS_3_7" style:family="text"/>
    <style:style style:name="LLS_5f_3_5f_8" style:display-name="LLS_3_8" style:family="text"/>
    <style:style style:name="LLS_5f_4_5f_0" style:display-name="LLS_4_0" style:family="text"/>
    <style:style style:name="LLS_5f_4_5f_1" style:display-name="LLS_4_1" style:family="text"/>
    <style:style style:name="LLS_5f_4_5f_2" style:display-name="LLS_4_2" style:family="text"/>
    <style:style style:name="LLS_5f_4_5f_3" style:display-name="LLS_4_3" style:family="text"/>
    <style:style style:name="LLS_5f_4_5f_4" style:display-name="LLS_4_4" style:family="text"/>
    <style:style style:name="LLS_5f_4_5f_5" style:display-name="LLS_4_5" style:family="text"/>
    <style:style style:name="LLS_5f_4_5f_6" style:display-name="LLS_4_6" style:family="text"/>
    <style:style style:name="LLS_5f_4_5f_7" style:display-name="LLS_4_7" style:family="text"/>
    <style:style style:name="LLS_5f_4_5f_8" style:display-name="LLS_4_8" style:family="text"/>
    <style:style style:name="LLS_5f_5_5f_0" style:display-name="LLS_5_0" style:family="text"/>
    <style:style style:name="LLS_5f_5_5f_1" style:display-name="LLS_5_1" style:family="text"/>
    <style:style style:name="LLS_5f_5_5f_2" style:display-name="LLS_5_2" style:family="text"/>
    <style:style style:name="LLS_5f_5_5f_3" style:display-name="LLS_5_3" style:family="text"/>
    <style:style style:name="LLS_5f_5_5f_4" style:display-name="LLS_5_4" style:family="text"/>
    <style:style style:name="LLS_5f_5_5f_5" style:display-name="LLS_5_5" style:family="text"/>
    <style:style style:name="LLS_5f_5_5f_6" style:display-name="LLS_5_6" style:family="text"/>
    <style:style style:name="LLS_5f_5_5f_7" style:display-name="LLS_5_7" style:family="text"/>
    <style:style style:name="LLS_5f_5_5f_8" style:display-name="LLS_5_8" style:family="text"/>
    <style:style style:name="LLS_5f_6_5f_0" style:display-name="LLS_6_0" style:family="text"/>
    <style:style style:name="LLS_5f_6_5f_1" style:display-name="LLS_6_1" style:family="text"/>
    <style:style style:name="LLS_5f_6_5f_2" style:display-name="LLS_6_2" style:family="text"/>
    <style:style style:name="LLS_5f_6_5f_3" style:display-name="LLS_6_3" style:family="text"/>
    <style:style style:name="LLS_5f_6_5f_4" style:display-name="LLS_6_4" style:family="text"/>
    <style:style style:name="LLS_5f_6_5f_5" style:display-name="LLS_6_5" style:family="text"/>
    <style:style style:name="LLS_5f_6_5f_6" style:display-name="LLS_6_6" style:family="text"/>
    <style:style style:name="LLS_5f_6_5f_7" style:display-name="LLS_6_7" style:family="text"/>
    <style:style style:name="LLS_5f_6_5f_8" style:display-name="LLS_6_8" style:family="text"/>
    <style:style style:name="LLS_5f_7_5f_0" style:display-name="LLS_7_0" style:family="text"/>
    <style:style style:name="LLS_5f_7_5f_1" style:display-name="LLS_7_1" style:family="text"/>
    <style:style style:name="LLS_5f_7_5f_2" style:display-name="LLS_7_2" style:family="text"/>
    <style:style style:name="LLS_5f_7_5f_3" style:display-name="LLS_7_3" style:family="text"/>
    <style:style style:name="LLS_5f_7_5f_4" style:display-name="LLS_7_4" style:family="text"/>
    <style:style style:name="LLS_5f_7_5f_5" style:display-name="LLS_7_5" style:family="text"/>
    <style:style style:name="LLS_5f_7_5f_6" style:display-name="LLS_7_6" style:family="text"/>
    <style:style style:name="LLS_5f_7_5f_7" style:display-name="LLS_7_7" style:family="text"/>
    <style:style style:name="LLS_5f_7_5f_8" style:display-name="LLS_7_8" style:family="text"/>
    <style:style style:name="Footnote_20_Symbol" style:display-name="Footnote Symbol"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LS_5f_1_5f_0" style:num-suffix="." style:num-format="1">
        <style:list-level-properties text:space-before="0.25in" text:min-label-width="0.25in"/>
      </text:list-level-style-number>
      <text:list-level-style-number text:level="2" text:style-name="LLS_5f_1_5f_1" style:num-suffix="." style:num-format="a">
        <style:list-level-properties text:space-before="0.75in" text:min-label-width="0.25in"/>
      </text:list-level-style-number>
      <text:list-level-style-number text:level="3" text:style-name="LLS_5f_1_5f_2" style:num-suffix="." style:num-format="i">
        <style:list-level-properties text:min-label-width="1.5in" text:min-label-distance="0.1252in" fo:text-align="end"/>
      </text:list-level-style-number>
      <text:list-level-style-number text:level="4" text:style-name="LLS_5f_1_5f_3" style:num-suffix="." style:num-format="1">
        <style:list-level-properties text:space-before="1.75in" text:min-label-width="0.25in"/>
      </text:list-level-style-number>
      <text:list-level-style-number text:level="5" text:style-name="LLS_5f_1_5f_4" style:num-suffix="." style:num-format="a">
        <style:list-level-properties text:space-before="2.25in" text:min-label-width="0.25in"/>
      </text:list-level-style-number>
      <text:list-level-style-number text:level="6" text:style-name="LLS_5f_1_5f_5" style:num-suffix="." style:num-format="i">
        <style:list-level-properties text:min-label-width="3in" text:min-label-distance="0.1252in" fo:text-align="end"/>
      </text:list-level-style-number>
      <text:list-level-style-number text:level="7" text:style-name="LLS_5f_1_5f_6" style:num-suffix="." style:num-format="1">
        <style:list-level-properties text:space-before="3.25in" text:min-label-width="0.25in"/>
      </text:list-level-style-number>
      <text:list-level-style-number text:level="8" text:style-name="LLS_5f_1_5f_7" style:num-suffix="." style:num-format="a">
        <style:list-level-properties text:space-before="3.75in" text:min-label-width="0.25in"/>
      </text:list-level-style-number>
      <text:list-level-style-number text:level="9" text:style-name="LLS_5f_1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LS_5f_2_5f_0" style:num-suffix="." style:num-format="1">
        <style:list-level-properties text:space-before="0.25in" text:min-label-width="0.25in"/>
      </text:list-level-style-number>
      <text:list-level-style-number text:level="2" text:style-name="LLS_5f_2_5f_1" style:num-suffix="." style:num-format="a">
        <style:list-level-properties text:space-before="0.75in" text:min-label-width="0.25in"/>
      </text:list-level-style-number>
      <text:list-level-style-number text:level="3" text:style-name="LLS_5f_2_5f_2" style:num-suffix="." style:num-format="i">
        <style:list-level-properties text:min-label-width="1.5in" text:min-label-distance="0.1252in" fo:text-align="end"/>
      </text:list-level-style-number>
      <text:list-level-style-number text:level="4" text:style-name="LLS_5f_2_5f_3" style:num-suffix="." style:num-format="1">
        <style:list-level-properties text:space-before="1.75in" text:min-label-width="0.25in"/>
      </text:list-level-style-number>
      <text:list-level-style-number text:level="5" text:style-name="LLS_5f_2_5f_4" style:num-suffix="." style:num-format="a">
        <style:list-level-properties text:space-before="2.25in" text:min-label-width="0.25in"/>
      </text:list-level-style-number>
      <text:list-level-style-number text:level="6" text:style-name="LLS_5f_2_5f_5" style:num-suffix="." style:num-format="i">
        <style:list-level-properties text:min-label-width="3in" text:min-label-distance="0.1252in" fo:text-align="end"/>
      </text:list-level-style-number>
      <text:list-level-style-number text:level="7" text:style-name="LLS_5f_2_5f_6" style:num-suffix="." style:num-format="1">
        <style:list-level-properties text:space-before="3.25in" text:min-label-width="0.25in"/>
      </text:list-level-style-number>
      <text:list-level-style-number text:level="8" text:style-name="LLS_5f_2_5f_7" style:num-suffix="." style:num-format="a">
        <style:list-level-properties text:space-before="3.75in" text:min-label-width="0.25in"/>
      </text:list-level-style-number>
      <text:list-level-style-number text:level="9" text:style-name="LLS_5f_2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LS_5f_3_5f_0" style:num-suffix="." style:num-format="1">
        <style:list-level-properties text:space-before="0.25in" text:min-label-width="0.25in"/>
      </text:list-level-style-number>
      <text:list-level-style-number text:level="2" text:style-name="LLS_5f_3_5f_1" style:num-suffix="." style:num-format="a">
        <style:list-level-properties text:space-before="0.75in" text:min-label-width="0.25in"/>
      </text:list-level-style-number>
      <text:list-level-style-number text:level="3" text:style-name="LLS_5f_3_5f_2" style:num-suffix="." style:num-format="i">
        <style:list-level-properties text:min-label-width="1.5in" text:min-label-distance="0.1252in" fo:text-align="end"/>
      </text:list-level-style-number>
      <text:list-level-style-number text:level="4" text:style-name="LLS_5f_3_5f_3" style:num-suffix="." style:num-format="1">
        <style:list-level-properties text:space-before="1.75in" text:min-label-width="0.25in"/>
      </text:list-level-style-number>
      <text:list-level-style-number text:level="5" text:style-name="LLS_5f_3_5f_4" style:num-suffix="." style:num-format="a">
        <style:list-level-properties text:space-before="2.25in" text:min-label-width="0.25in"/>
      </text:list-level-style-number>
      <text:list-level-style-number text:level="6" text:style-name="LLS_5f_3_5f_5" style:num-suffix="." style:num-format="i">
        <style:list-level-properties text:min-label-width="3in" text:min-label-distance="0.1252in" fo:text-align="end"/>
      </text:list-level-style-number>
      <text:list-level-style-number text:level="7" text:style-name="LLS_5f_3_5f_6" style:num-suffix="." style:num-format="1">
        <style:list-level-properties text:space-before="3.25in" text:min-label-width="0.25in"/>
      </text:list-level-style-number>
      <text:list-level-style-number text:level="8" text:style-name="LLS_5f_3_5f_7" style:num-suffix="." style:num-format="a">
        <style:list-level-properties text:space-before="3.75in" text:min-label-width="0.25in"/>
      </text:list-level-style-number>
      <text:list-level-style-number text:level="9" text:style-name="LLS_5f_3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LS_5f_4_5f_0" style:num-suffix="." style:num-format="1">
        <style:list-level-properties text:space-before="0.25in" text:min-label-width="0.25in"/>
      </text:list-level-style-number>
      <text:list-level-style-number text:level="2" text:style-name="LLS_5f_4_5f_1" style:num-suffix="." style:num-format="a">
        <style:list-level-properties text:space-before="0.75in" text:min-label-width="0.25in"/>
      </text:list-level-style-number>
      <text:list-level-style-number text:level="3" text:style-name="LLS_5f_4_5f_2" style:num-suffix="." style:num-format="i">
        <style:list-level-properties text:min-label-width="1.5in" text:min-label-distance="0.1252in" fo:text-align="end"/>
      </text:list-level-style-number>
      <text:list-level-style-number text:level="4" text:style-name="LLS_5f_4_5f_3" style:num-suffix="." style:num-format="1">
        <style:list-level-properties text:space-before="1.75in" text:min-label-width="0.25in"/>
      </text:list-level-style-number>
      <text:list-level-style-number text:level="5" text:style-name="LLS_5f_4_5f_4" style:num-suffix="." style:num-format="a">
        <style:list-level-properties text:space-before="2.25in" text:min-label-width="0.25in"/>
      </text:list-level-style-number>
      <text:list-level-style-number text:level="6" text:style-name="LLS_5f_4_5f_5" style:num-suffix="." style:num-format="i">
        <style:list-level-properties text:min-label-width="3in" text:min-label-distance="0.1252in" fo:text-align="end"/>
      </text:list-level-style-number>
      <text:list-level-style-number text:level="7" text:style-name="LLS_5f_4_5f_6" style:num-suffix="." style:num-format="1">
        <style:list-level-properties text:space-before="3.25in" text:min-label-width="0.25in"/>
      </text:list-level-style-number>
      <text:list-level-style-number text:level="8" text:style-name="LLS_5f_4_5f_7" style:num-suffix="." style:num-format="a">
        <style:list-level-properties text:space-before="3.75in" text:min-label-width="0.25in"/>
      </text:list-level-style-number>
      <text:list-level-style-number text:level="9" text:style-name="LLS_5f_4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LS_5f_5_5f_0" style:num-suffix="." style:num-format="1">
        <style:list-level-properties text:space-before="0.25in" text:min-label-width="0.25in"/>
      </text:list-level-style-number>
      <text:list-level-style-number text:level="2" text:style-name="LLS_5f_5_5f_1" style:num-suffix="." style:num-format="a">
        <style:list-level-properties text:space-before="0.75in" text:min-label-width="0.25in"/>
      </text:list-level-style-number>
      <text:list-level-style-number text:level="3" text:style-name="LLS_5f_5_5f_2" style:num-suffix="." style:num-format="i">
        <style:list-level-properties text:min-label-width="1.5in" text:min-label-distance="0.1252in" fo:text-align="end"/>
      </text:list-level-style-number>
      <text:list-level-style-number text:level="4" text:style-name="LLS_5f_5_5f_3" style:num-suffix="." style:num-format="1">
        <style:list-level-properties text:space-before="1.75in" text:min-label-width="0.25in"/>
      </text:list-level-style-number>
      <text:list-level-style-number text:level="5" text:style-name="LLS_5f_5_5f_4" style:num-suffix="." style:num-format="a">
        <style:list-level-properties text:space-before="2.25in" text:min-label-width="0.25in"/>
      </text:list-level-style-number>
      <text:list-level-style-number text:level="6" text:style-name="LLS_5f_5_5f_5" style:num-suffix="." style:num-format="i">
        <style:list-level-properties text:min-label-width="3in" text:min-label-distance="0.1252in" fo:text-align="end"/>
      </text:list-level-style-number>
      <text:list-level-style-number text:level="7" text:style-name="LLS_5f_5_5f_6" style:num-suffix="." style:num-format="1">
        <style:list-level-properties text:space-before="3.25in" text:min-label-width="0.25in"/>
      </text:list-level-style-number>
      <text:list-level-style-number text:level="8" text:style-name="LLS_5f_5_5f_7" style:num-suffix="." style:num-format="a">
        <style:list-level-properties text:space-before="3.75in" text:min-label-width="0.25in"/>
      </text:list-level-style-number>
      <text:list-level-style-number text:level="9" text:style-name="LLS_5f_5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LS_5f_6_5f_0" style:num-suffix="." style:num-format="1">
        <style:list-level-properties text:space-before="0.25in" text:min-label-width="0.25in"/>
      </text:list-level-style-number>
      <text:list-level-style-number text:level="2" text:style-name="LLS_5f_6_5f_1" style:num-suffix="." style:num-format="a">
        <style:list-level-properties text:space-before="0.75in" text:min-label-width="0.25in"/>
      </text:list-level-style-number>
      <text:list-level-style-number text:level="3" text:style-name="LLS_5f_6_5f_2" style:num-suffix="." style:num-format="i">
        <style:list-level-properties text:min-label-width="1.5in" text:min-label-distance="0.1252in" fo:text-align="end"/>
      </text:list-level-style-number>
      <text:list-level-style-number text:level="4" text:style-name="LLS_5f_6_5f_3" style:num-suffix="." style:num-format="1">
        <style:list-level-properties text:space-before="1.75in" text:min-label-width="0.25in"/>
      </text:list-level-style-number>
      <text:list-level-style-number text:level="5" text:style-name="LLS_5f_6_5f_4" style:num-suffix="." style:num-format="a">
        <style:list-level-properties text:space-before="2.25in" text:min-label-width="0.25in"/>
      </text:list-level-style-number>
      <text:list-level-style-number text:level="6" text:style-name="LLS_5f_6_5f_5" style:num-suffix="." style:num-format="i">
        <style:list-level-properties text:min-label-width="3in" text:min-label-distance="0.1252in" fo:text-align="end"/>
      </text:list-level-style-number>
      <text:list-level-style-number text:level="7" text:style-name="LLS_5f_6_5f_6" style:num-suffix="." style:num-format="1">
        <style:list-level-properties text:space-before="3.25in" text:min-label-width="0.25in"/>
      </text:list-level-style-number>
      <text:list-level-style-number text:level="8" text:style-name="LLS_5f_6_5f_7" style:num-suffix="." style:num-format="a">
        <style:list-level-properties text:space-before="3.75in" text:min-label-width="0.25in"/>
      </text:list-level-style-number>
      <text:list-level-style-number text:level="9" text:style-name="LLS_5f_6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LLS_5f_7_5f_0" style:num-suffix="." style:num-format="1">
        <style:list-level-properties text:space-before="0.25in" text:min-label-width="0.25in"/>
      </text:list-level-style-number>
      <text:list-level-style-number text:level="2" text:style-name="LLS_5f_7_5f_1" style:num-suffix="." style:num-format="a">
        <style:list-level-properties text:space-before="0.75in" text:min-label-width="0.25in"/>
      </text:list-level-style-number>
      <text:list-level-style-number text:level="3" text:style-name="LLS_5f_7_5f_2" style:num-suffix="." style:num-format="i">
        <style:list-level-properties text:min-label-width="1.5in" text:min-label-distance="0.1252in" fo:text-align="end"/>
      </text:list-level-style-number>
      <text:list-level-style-number text:level="4" text:style-name="LLS_5f_7_5f_3" style:num-suffix="." style:num-format="1">
        <style:list-level-properties text:space-before="1.75in" text:min-label-width="0.25in"/>
      </text:list-level-style-number>
      <text:list-level-style-number text:level="5" text:style-name="LLS_5f_7_5f_4" style:num-suffix="." style:num-format="a">
        <style:list-level-properties text:space-before="2.25in" text:min-label-width="0.25in"/>
      </text:list-level-style-number>
      <text:list-level-style-number text:level="6" text:style-name="LLS_5f_7_5f_5" style:num-suffix="." style:num-format="i">
        <style:list-level-properties text:min-label-width="3in" text:min-label-distance="0.1252in" fo:text-align="end"/>
      </text:list-level-style-number>
      <text:list-level-style-number text:level="7" text:style-name="LLS_5f_7_5f_6" style:num-suffix="." style:num-format="1">
        <style:list-level-properties text:space-before="3.25in" text:min-label-width="0.25in"/>
      </text:list-level-style-number>
      <text:list-level-style-number text:level="8" text:style-name="LLS_5f_7_5f_7" style:num-suffix="." style:num-format="a">
        <style:list-level-properties text:space-before="3.75in" text:min-label-width="0.25in"/>
      </text:list-level-style-number>
      <text:list-level-style-number text:level="9" text:style-name="LLS_5f_7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1811in" fo:margin-right="0.5902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Abstraction Layer Interface Proposal</dc:title>
    <meta:initial-creator/>
    <meta:editing-cycles>18</meta:editing-cycles>
    <dc:date>2010-01-27T09:41:05</dc:date>
    <meta:editing-duration>PT00H30M50S</meta:editing-duration>
    <meta:document-statistic meta:table-count="0" meta:image-count="6" meta:object-count="0" meta:page-count="7" meta:paragraph-count="101" meta:word-count="1346" meta:character-count="8774"/>
  </office:meta>
</office:document-meta>
</file>